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048a1" officeooo:paragraph-rsid="001048a1" style:font-weight-asian="bold" style:font-weight-complex="bold"/>
    </style:style>
    <style:style style:name="P2" style:family="paragraph" style:parent-style-name="Standard">
      <style:paragraph-properties fo:text-align="start" style:justify-single-word="false"/>
      <style:text-properties fo:font-weight="bold" officeooo:rsid="001048a1" officeooo:paragraph-rsid="001048a1" style:font-weight-asian="bold" style:font-weight-complex="bold"/>
    </style:style>
    <style:style style:name="P3" style:family="paragraph" style:parent-style-name="Standard">
      <style:paragraph-properties fo:text-align="center" style:justify-single-word="false"/>
      <style:text-properties fo:font-weight="bold" officeooo:rsid="0011c739" officeooo:paragraph-rsid="0011c739" style:font-weight-asian="bold" style:font-weight-complex="bold"/>
    </style:style>
    <style:style style:name="P4" style:family="paragraph" style:parent-style-name="Standard">
      <style:paragraph-properties fo:text-align="start" style:justify-single-word="false"/>
      <style:text-properties fo:font-weight="normal" officeooo:rsid="001048a1" officeooo:paragraph-rsid="001048a1" style:font-weight-asian="normal" style:font-weight-complex="normal"/>
    </style:style>
    <style:style style:name="P5" style:family="paragraph" style:parent-style-name="Standard">
      <style:paragraph-properties fo:text-align="start" style:justify-single-word="false"/>
      <style:text-properties fo:font-weight="normal" officeooo:rsid="0011c739" officeooo:paragraph-rsid="0011c739" style:font-weight-asian="normal" style:font-weight-complex="normal"/>
    </style:style>
    <style:style style:name="P6" style:family="paragraph" style:parent-style-name="Standard">
      <style:paragraph-properties fo:text-align="start" style:justify-single-word="false"/>
      <style:text-properties fo:font-weight="normal" officeooo:rsid="0014b96d" officeooo:paragraph-rsid="0014b96d" style:font-weight-asian="normal" style:font-weight-complex="normal"/>
    </style:style>
    <style:style style:name="P7" style:family="paragraph" style:parent-style-name="Standard">
      <style:paragraph-properties fo:text-align="start" style:justify-single-word="false" fo:break-before="page"/>
      <style:text-properties fo:font-weight="normal" officeooo:rsid="0011c739" officeooo:paragraph-rsid="0011c739"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1048a1" officeooo:paragraph-rsid="001048a1" style:font-weight-asian="normal" style:font-weight-complex="normal"/>
    </style:style>
    <style:style style:name="P9" style:family="paragraph" style:parent-style-name="Standard" style:list-style-name="L2">
      <style:paragraph-properties fo:text-align="start" style:justify-single-word="false"/>
      <style:text-properties fo:font-weight="normal" officeooo:rsid="001048a1" officeooo:paragraph-rsid="001048a1" style:font-weight-asian="normal" style:font-weight-complex="normal"/>
    </style:style>
    <style:style style:name="P10" style:family="paragraph" style:parent-style-name="Standard" style:list-style-name="L2">
      <style:paragraph-properties fo:text-align="center" style:justify-single-word="false"/>
      <style:text-properties fo:font-weight="normal" officeooo:rsid="001048a1" officeooo:paragraph-rsid="001048a1" style:font-weight-asian="normal" style:font-weight-complex="normal"/>
    </style:style>
    <style:style style:name="P11" style:family="paragraph" style:parent-style-name="Standard" style:list-style-name="L3">
      <style:paragraph-properties fo:text-align="start" style:justify-single-word="false"/>
      <style:text-properties fo:font-weight="normal" officeooo:rsid="0011c739" officeooo:paragraph-rsid="0011c739" style:font-weight-asian="normal" style:font-weight-complex="normal"/>
    </style:style>
    <style:style style:name="P12" style:family="paragraph" style:parent-style-name="Standard" style:list-style-name="L4">
      <style:paragraph-properties fo:text-align="start" style:justify-single-word="false"/>
      <style:text-properties fo:font-weight="normal" officeooo:rsid="0011c739" officeooo:paragraph-rsid="0011c739" style:font-weight-asian="normal" style:font-weight-complex="normal"/>
    </style:style>
    <style:style style:name="P13" style:family="paragraph" style:parent-style-name="Standard" style:list-style-name="L5">
      <style:paragraph-properties fo:text-align="start" style:justify-single-word="false"/>
      <style:text-properties fo:font-weight="normal" officeooo:rsid="0011c739" officeooo:paragraph-rsid="0011c739" style:font-weight-asian="normal" style:font-weight-complex="normal"/>
    </style:style>
    <style:style style:name="P14" style:family="paragraph" style:parent-style-name="Standard" style:list-style-name="L5">
      <style:paragraph-properties fo:text-align="start" style:justify-single-word="false"/>
      <style:text-properties fo:font-weight="normal" officeooo:rsid="0012e81d" officeooo:paragraph-rsid="0014b96d" style:font-weight-asian="normal" style:font-weight-complex="normal"/>
    </style:style>
    <style:style style:name="P15" style:family="paragraph" style:parent-style-name="Standard" style:list-style-name="L5">
      <style:paragraph-properties fo:text-align="start" style:justify-single-word="false"/>
      <style:text-properties fo:font-weight="normal" officeooo:rsid="0013be57" officeooo:paragraph-rsid="0014b96d" style:font-weight-asian="normal" style:font-weight-complex="normal"/>
    </style:style>
    <style:style style:name="P16" style:family="paragraph" style:parent-style-name="Standard" style:list-style-name="L5">
      <style:paragraph-properties fo:text-align="start" style:justify-single-word="false"/>
      <style:text-properties fo:font-weight="normal" officeooo:rsid="001d65e9" officeooo:paragraph-rsid="001e96a9" style:font-weight-asian="normal" style:font-weight-complex="normal"/>
    </style:style>
    <style:style style:name="P17" style:family="paragraph" style:parent-style-name="Standard" style:list-style-name="L5">
      <style:paragraph-properties fo:text-align="start" style:justify-single-word="false"/>
      <style:text-properties fo:font-weight="normal" officeooo:rsid="002a6705" officeooo:paragraph-rsid="002a6705" style:font-weight-asian="normal" style:font-weight-complex="normal"/>
    </style:style>
    <style:style style:name="P18" style:family="paragraph" style:parent-style-name="Standard" style:list-style-name="L5">
      <style:paragraph-properties fo:text-align="start" style:justify-single-word="false"/>
      <style:text-properties fo:font-weight="normal" officeooo:rsid="0045693e" officeooo:paragraph-rsid="0045693e" style:font-weight-asian="normal" style:font-weight-complex="normal"/>
    </style:style>
    <style:style style:name="P19" style:family="paragraph" style:parent-style-name="Standard" style:list-style-name="L5">
      <style:paragraph-properties fo:text-align="start" style:justify-single-word="false"/>
      <style:text-properties fo:font-weight="normal" officeooo:rsid="0046769c" officeooo:paragraph-rsid="0046769c" style:font-weight-asian="normal" style:font-weight-complex="normal"/>
    </style:style>
    <style:style style:name="P20" style:family="paragraph" style:parent-style-name="Standard" style:list-style-name="L5">
      <style:paragraph-properties fo:text-align="start" style:justify-single-word="false"/>
      <style:text-properties officeooo:paragraph-rsid="0014b96d"/>
    </style:style>
    <style:style style:name="P21" style:family="paragraph" style:parent-style-name="Standard" style:list-style-name="L5">
      <style:paragraph-properties fo:text-align="start" style:justify-single-word="false"/>
      <style:text-properties officeooo:paragraph-rsid="00221781"/>
    </style:style>
    <style:style style:name="P22" style:family="paragraph" style:parent-style-name="Standard" style:list-style-name="L5">
      <style:paragraph-properties fo:text-align="start" style:justify-single-word="false"/>
      <style:text-properties officeooo:paragraph-rsid="001ab753"/>
    </style:style>
    <style:style style:name="P23" style:family="paragraph" style:parent-style-name="Standard" style:list-style-name="L5">
      <style:paragraph-properties fo:text-align="start" style:justify-single-word="false"/>
      <style:text-properties officeooo:paragraph-rsid="001bbc1b"/>
    </style:style>
    <style:style style:name="P24" style:family="paragraph" style:parent-style-name="Standard" style:list-style-name="L5">
      <style:paragraph-properties fo:text-align="start" style:justify-single-word="false"/>
      <style:text-properties officeooo:paragraph-rsid="0027bb13"/>
    </style:style>
    <style:style style:name="P25" style:family="paragraph" style:parent-style-name="Standard" style:list-style-name="L5">
      <style:paragraph-properties fo:text-align="start" style:justify-single-word="false"/>
      <style:text-properties officeooo:paragraph-rsid="002a6705"/>
    </style:style>
    <style:style style:name="P26" style:family="paragraph" style:parent-style-name="Standard" style:list-style-name="L5">
      <style:paragraph-properties fo:text-align="start" style:justify-single-word="false"/>
      <style:text-properties officeooo:paragraph-rsid="00312f4b"/>
    </style:style>
    <style:style style:name="P27" style:family="paragraph" style:parent-style-name="Standard" style:list-style-name="L5">
      <style:paragraph-properties fo:text-align="start" style:justify-single-word="false"/>
      <style:text-properties officeooo:paragraph-rsid="0036e53c"/>
    </style:style>
    <style:style style:name="P28" style:family="paragraph" style:parent-style-name="Standard" style:list-style-name="L5">
      <style:paragraph-properties fo:text-align="start" style:justify-single-word="false"/>
      <style:text-properties officeooo:paragraph-rsid="003d2c94"/>
    </style:style>
    <style:style style:name="P29" style:family="paragraph" style:parent-style-name="Standard" style:list-style-name="L5">
      <style:paragraph-properties fo:text-align="start" style:justify-single-word="false"/>
      <style:text-properties officeooo:paragraph-rsid="003efcac"/>
    </style:style>
    <style:style style:name="P30" style:family="paragraph" style:parent-style-name="Standard" style:list-style-name="L5">
      <style:paragraph-properties fo:text-align="start" style:justify-single-word="false"/>
      <style:text-properties officeooo:paragraph-rsid="0049943e"/>
    </style:style>
    <style:style style:name="P31" style:family="paragraph" style:parent-style-name="Standard" style:list-style-name="L5">
      <style:paragraph-properties fo:text-align="start" style:justify-single-word="false"/>
      <style:text-properties officeooo:paragraph-rsid="004e1453"/>
    </style:style>
    <style:style style:name="P32" style:family="paragraph" style:parent-style-name="Standard" style:list-style-name="L5">
      <style:paragraph-properties fo:text-align="start" style:justify-single-word="false"/>
      <style:text-properties officeooo:paragraph-rsid="004ee3f7"/>
    </style:style>
    <style:style style:name="P33" style:family="paragraph" style:parent-style-name="Standard" style:list-style-name="L5">
      <style:paragraph-properties fo:text-align="start" style:justify-single-word="false"/>
      <style:text-properties officeooo:rsid="001d65e9" officeooo:paragraph-rsid="001e96a9"/>
    </style:style>
    <style:style style:name="P34" style:family="paragraph" style:parent-style-name="Standard" style:list-style-name="L5">
      <style:paragraph-properties fo:text-align="start" style:justify-single-word="false"/>
      <style:text-properties officeooo:rsid="0040e960" officeooo:paragraph-rsid="0040e960"/>
    </style:style>
    <style:style style:name="P35" style:family="paragraph" style:parent-style-name="Standard" style:list-style-name="L5">
      <style:paragraph-properties fo:text-align="start" style:justify-single-word="false"/>
      <style:text-properties officeooo:rsid="004b71bb" officeooo:paragraph-rsid="004b71bb"/>
    </style:style>
    <style:style style:name="P36" style:family="paragraph" style:parent-style-name="Standard" style:list-style-name="L5">
      <style:paragraph-properties fo:text-align="start" style:justify-single-word="false"/>
      <style:text-properties officeooo:rsid="004e1453" officeooo:paragraph-rsid="004e1453"/>
    </style:style>
    <style:style style:name="P37" style:family="paragraph" style:parent-style-name="Standard" style:list-style-name="L5">
      <style:paragraph-properties fo:text-align="start" style:justify-single-word="false"/>
      <style:text-properties style:font-name="Liberation Serif" fo:font-size="12pt" fo:font-weight="normal" officeooo:rsid="004ee3f7" officeooo:paragraph-rsid="004ee3f7"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e81d" style:font-weight-asian="normal" style:font-weight-complex="normal"/>
    </style:style>
    <style:style style:name="T3" style:family="text">
      <style:text-properties fo:font-weight="normal" officeooo:rsid="00130d75" style:font-weight-asian="normal" style:font-weight-complex="normal"/>
    </style:style>
    <style:style style:name="T4" style:family="text">
      <style:text-properties fo:font-weight="normal" officeooo:rsid="0013214b" style:font-weight-asian="normal" style:font-weight-complex="normal"/>
    </style:style>
    <style:style style:name="T5" style:family="text">
      <style:text-properties fo:font-weight="normal" officeooo:rsid="0014b96d" style:font-weight-asian="normal" style:font-weight-complex="normal"/>
    </style:style>
    <style:style style:name="T6" style:family="text">
      <style:text-properties fo:font-weight="normal" officeooo:rsid="0014aa58" style:font-weight-asian="normal" style:font-weight-complex="normal"/>
    </style:style>
    <style:style style:name="T7" style:family="text">
      <style:text-properties fo:font-weight="normal" officeooo:rsid="0014d04d" style:font-weight-asian="normal" style:font-weight-complex="normal"/>
    </style:style>
    <style:style style:name="T8" style:family="text">
      <style:text-properties fo:font-weight="normal" officeooo:rsid="0016c642" style:font-weight-asian="normal" style:font-weight-complex="normal"/>
    </style:style>
    <style:style style:name="T9" style:family="text">
      <style:text-properties fo:font-weight="normal" officeooo:rsid="0016f0d2" style:font-weight-asian="normal" style:font-weight-complex="normal"/>
    </style:style>
    <style:style style:name="T10" style:family="text">
      <style:text-properties fo:font-weight="normal" officeooo:rsid="00177aab" style:font-weight-asian="normal" style:font-weight-complex="normal"/>
    </style:style>
    <style:style style:name="T11" style:family="text">
      <style:text-properties fo:font-weight="normal" officeooo:rsid="0018b5bf" style:font-weight-asian="normal" style:font-weight-complex="normal"/>
    </style:style>
    <style:style style:name="T12" style:family="text">
      <style:text-properties fo:font-weight="normal" officeooo:rsid="001ab753" style:font-weight-asian="normal" style:font-weight-complex="normal"/>
    </style:style>
    <style:style style:name="T13" style:family="text">
      <style:text-properties fo:font-weight="normal" officeooo:rsid="001b892e" style:font-weight-asian="normal" style:font-weight-complex="normal"/>
    </style:style>
    <style:style style:name="T14" style:family="text">
      <style:text-properties fo:font-weight="normal" officeooo:rsid="001d43d5" style:font-weight-asian="normal" style:font-weight-complex="normal"/>
    </style:style>
    <style:style style:name="T15" style:family="text">
      <style:text-properties fo:font-weight="normal" officeooo:rsid="001d65e9" style:font-weight-asian="normal" style:font-weight-complex="normal"/>
    </style:style>
    <style:style style:name="T16" style:family="text">
      <style:text-properties fo:font-weight="normal" officeooo:rsid="001e96a9" style:font-weight-asian="normal" style:font-weight-complex="normal"/>
    </style:style>
    <style:style style:name="T17" style:family="text">
      <style:text-properties fo:font-weight="normal" officeooo:rsid="00204fed" style:font-weight-asian="normal" style:font-weight-complex="normal"/>
    </style:style>
    <style:style style:name="T18" style:family="text">
      <style:text-properties fo:font-weight="normal" officeooo:rsid="00221781" style:font-weight-asian="normal" style:font-weight-complex="normal"/>
    </style:style>
    <style:style style:name="T19" style:family="text">
      <style:text-properties fo:font-weight="normal" officeooo:rsid="0023cdc2" style:font-weight-asian="normal" style:font-weight-complex="normal"/>
    </style:style>
    <style:style style:name="T20" style:family="text">
      <style:text-properties fo:font-weight="normal" officeooo:rsid="00252f29" style:font-weight-asian="normal" style:font-weight-complex="normal"/>
    </style:style>
    <style:style style:name="T21" style:family="text">
      <style:text-properties fo:font-weight="normal" officeooo:rsid="0026c6bb" style:font-weight-asian="normal" style:font-weight-complex="normal"/>
    </style:style>
    <style:style style:name="T22" style:family="text">
      <style:text-properties fo:font-weight="normal" officeooo:rsid="0027bb13" style:font-weight-asian="normal" style:font-weight-complex="normal"/>
    </style:style>
    <style:style style:name="T23" style:family="text">
      <style:text-properties fo:font-weight="normal" officeooo:rsid="00292981" style:font-weight-asian="normal" style:font-weight-complex="normal"/>
    </style:style>
    <style:style style:name="T24" style:family="text">
      <style:text-properties fo:font-weight="normal" officeooo:rsid="00296fc2" style:font-weight-asian="normal" style:font-weight-complex="normal"/>
    </style:style>
    <style:style style:name="T25" style:family="text">
      <style:text-properties fo:font-weight="normal" officeooo:rsid="002a0052" style:font-weight-asian="normal" style:font-weight-complex="normal"/>
    </style:style>
    <style:style style:name="T26" style:family="text">
      <style:text-properties fo:font-weight="normal" officeooo:rsid="002a6705" style:font-weight-asian="normal" style:font-weight-complex="normal"/>
    </style:style>
    <style:style style:name="T27" style:family="text">
      <style:text-properties fo:font-weight="normal" officeooo:rsid="002c3181" style:font-weight-asian="normal" style:font-weight-complex="normal"/>
    </style:style>
    <style:style style:name="T28" style:family="text">
      <style:text-properties fo:font-weight="normal" officeooo:rsid="002c7c4f" style:font-weight-asian="normal" style:font-weight-complex="normal"/>
    </style:style>
    <style:style style:name="T29" style:family="text">
      <style:text-properties fo:font-weight="normal" officeooo:rsid="002fdb1a" style:font-weight-asian="normal" style:font-weight-complex="normal"/>
    </style:style>
    <style:style style:name="T30" style:family="text">
      <style:text-properties fo:font-weight="normal" officeooo:rsid="00312f4b" style:font-weight-asian="normal" style:font-weight-complex="normal"/>
    </style:style>
    <style:style style:name="T31" style:family="text">
      <style:text-properties fo:font-weight="normal" officeooo:rsid="00313b3c" style:font-weight-asian="normal" style:font-weight-complex="normal"/>
    </style:style>
    <style:style style:name="T32" style:family="text">
      <style:text-properties fo:font-weight="normal" officeooo:rsid="00326440" style:font-weight-asian="normal" style:font-weight-complex="normal"/>
    </style:style>
    <style:style style:name="T33" style:family="text">
      <style:text-properties fo:font-weight="normal" officeooo:rsid="0033a65a" style:font-weight-asian="normal" style:font-weight-complex="normal"/>
    </style:style>
    <style:style style:name="T34" style:family="text">
      <style:text-properties fo:font-weight="normal" officeooo:rsid="003553c5" style:font-weight-asian="normal" style:font-weight-complex="normal"/>
    </style:style>
    <style:style style:name="T35" style:family="text">
      <style:text-properties fo:font-weight="normal" officeooo:rsid="0036e53c" style:font-weight-asian="normal" style:font-weight-complex="normal"/>
    </style:style>
    <style:style style:name="T36" style:family="text">
      <style:text-properties fo:font-weight="normal" officeooo:rsid="0038891c" style:font-weight-asian="normal" style:font-weight-complex="normal"/>
    </style:style>
    <style:style style:name="T37" style:family="text">
      <style:text-properties fo:font-weight="normal" officeooo:rsid="003a88ac" style:font-weight-asian="normal" style:font-weight-complex="normal"/>
    </style:style>
    <style:style style:name="T38" style:family="text">
      <style:text-properties fo:font-weight="normal" officeooo:rsid="003c20c1" style:font-weight-asian="normal" style:font-weight-complex="normal"/>
    </style:style>
    <style:style style:name="T39" style:family="text">
      <style:text-properties fo:font-weight="normal" officeooo:rsid="003c6cae" style:font-weight-asian="normal" style:font-weight-complex="normal"/>
    </style:style>
    <style:style style:name="T40" style:family="text">
      <style:text-properties fo:font-weight="normal" officeooo:rsid="003caf26" style:font-weight-asian="normal" style:font-weight-complex="normal"/>
    </style:style>
    <style:style style:name="T41" style:family="text">
      <style:text-properties fo:font-weight="normal" officeooo:rsid="003f9241" style:font-weight-asian="normal" style:font-weight-complex="normal"/>
    </style:style>
    <style:style style:name="T42" style:family="text">
      <style:text-properties fo:font-weight="normal" officeooo:rsid="003efcac" style:font-weight-asian="normal" style:font-weight-complex="normal"/>
    </style:style>
    <style:style style:name="T43" style:family="text">
      <style:text-properties fo:font-weight="normal" officeooo:rsid="0040d5d6" style:font-weight-asian="normal" style:font-weight-complex="normal"/>
    </style:style>
    <style:style style:name="T44" style:family="text">
      <style:text-properties fo:font-weight="normal" officeooo:rsid="0040e960" style:font-weight-asian="normal" style:font-weight-complex="normal"/>
    </style:style>
    <style:style style:name="T45" style:family="text">
      <style:text-properties fo:font-weight="normal" officeooo:rsid="004510e6" style:font-weight-asian="normal" style:font-weight-complex="normal"/>
    </style:style>
    <style:style style:name="T46" style:family="text">
      <style:text-properties fo:font-weight="normal" officeooo:rsid="0048f597" style:font-weight-asian="normal" style:font-weight-complex="normal"/>
    </style:style>
    <style:style style:name="T47" style:family="text">
      <style:text-properties fo:font-weight="normal" officeooo:rsid="0049943e" style:font-weight-asian="normal" style:font-weight-complex="normal"/>
    </style:style>
    <style:style style:name="T48" style:family="text">
      <style:text-properties fo:font-weight="normal" officeooo:rsid="0051fb1f" style:font-weight-asian="normal" style:font-weight-complex="normal"/>
    </style:style>
    <style:style style:name="T49" style:family="text">
      <style:text-properties fo:font-weight="normal" officeooo:rsid="0052a30e" style:font-weight-asian="normal" style:font-weight-complex="normal"/>
    </style:style>
    <style:style style:name="T50" style:family="text">
      <style:text-properties fo:font-weight="normal" officeooo:rsid="0053863c" style:font-weight-asian="normal" style:font-weight-complex="normal"/>
    </style:style>
    <style:style style:name="T51" style:family="text">
      <style:text-properties officeooo:rsid="0048f597"/>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fo:font-weight="normal" style:font-size-asian="12pt" style:font-weight-asian="normal" style:font-size-complex="12pt" style:font-weight-complex="normal"/>
    </style:style>
    <style:style style:name="T54" style:family="text">
      <style:text-properties style:font-name="Liberation Serif" fo:font-size="12pt" fo:font-weight="normal" officeooo:rsid="0049943e" style:font-size-asian="12pt" style:font-weight-asian="normal" style:font-size-complex="12pt" style:font-weight-complex="normal"/>
    </style:style>
    <style:style style:name="T55" style:family="text">
      <style:text-properties style:font-name="Liberation Serif" fo:font-size="12pt" fo:font-weight="normal" officeooo:rsid="004b71bb" style:font-size-asian="12pt" style:font-weight-asian="normal" style:font-size-complex="12pt" style:font-weight-complex="normal"/>
    </style:style>
    <style:style style:name="T56" style:family="text">
      <style:text-properties style:font-name="Liberation Serif" fo:font-size="12pt" fo:font-weight="normal" officeooo:rsid="004cd51a" style:font-size-asian="12pt" style:font-weight-asian="normal" style:font-size-complex="12pt" style:font-weight-complex="normal"/>
    </style:style>
    <style:style style:name="T57" style:family="text">
      <style:text-properties style:font-name="Liberation Serif" fo:font-size="12pt" fo:font-weight="normal" officeooo:rsid="004e1453" style:font-size-asian="12pt" style:font-weight-asian="normal" style:font-size-complex="12pt" style:font-weight-complex="normal"/>
    </style:style>
    <style:style style:name="T58" style:family="text">
      <style:text-properties style:font-name="Liberation Serif" fo:font-size="12pt" fo:font-weight="normal" officeooo:rsid="004ee3f7" style:font-size-asian="12pt" style:font-weight-asian="normal" style:font-size-complex="12pt" style:font-weight-complex="normal"/>
    </style:style>
    <style:style style:name="T59" style:family="text">
      <style:text-properties style:font-name="Liberation Serif" fo:font-size="12pt" fo:font-weight="normal" officeooo:rsid="0050a746" style:font-size-asian="12pt" style:font-weight-asian="normal" style:font-size-complex="12pt" style:font-weight-complex="normal"/>
    </style:style>
    <style:style style:name="T60" style:family="text">
      <style:text-properties style:font-name="Liberation Serif" fo:font-size="12pt" fo:font-weight="normal" officeooo:rsid="0051440a" style:font-size-asian="12pt" style:font-weight-asian="normal" style:font-size-complex="12pt" style:font-weight-complex="normal"/>
    </style:style>
    <style:style style:name="T61" style:family="text">
      <style:text-properties style:font-name="Liberation Serif" fo:font-size="12pt" fo:font-weight="normal" officeooo:rsid="00548ed4" style:font-size-asian="12pt" style:font-weight-asian="normal" style:font-size-complex="12pt" style:font-weight-complex="normal"/>
    </style:style>
    <style:style style:name="T62" style:family="text">
      <style:text-properties fo:font-weight="bold" officeooo:rsid="003553c5" style:font-weight-asian="bold" style:font-weight-complex="bold"/>
    </style:style>
    <style:style style:name="T63" style:family="text">
      <style:text-properties fo:font-weight="bold" officeooo:rsid="003c20c1" style:font-weight-asian="bold" style:font-weight-complex="bold"/>
    </style:style>
    <style:style style:name="T64" style:family="text">
      <style:text-properties fo:font-weight="bold" officeooo:rsid="003c6cae"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and Motivation</text:p>
      <text:list xml:id="list3262087877" text:style-name="L1">
        <text:list-item>
          <text:p text:style-name="P8">Tell about popularity of SPH</text:p>
        </text:list-item>
        <text:list-item>
          <text:p text:style-name="P8"><text:s/>Present a field of surface extraction</text:p>
        </text:list-item>
        <text:list-item>
          <text:p text:style-name="P8">Introduce into a problem of surface bumpiness of the reconstructed surface using current methods of surface reconstruction.</text:p>
        </text:list-item>
        <text:list-item>
          <text:p text:style-name="P8">Show a motivation slide with methods that where designed and implemented</text:p>
        </text:list-item>
      </text:list>
      <text:p text:style-name="P4"/>
      <text:p text:style-name="P2"/>
      <text:p text:style-name="P1">Related work</text:p>
      <text:list xml:id="list2299701995" text:style-name="L2">
        <text:list-item>
          <text:p text:style-name="P9">Small introduction into a marching cubes and signed scalar fields</text:p>
        </text:list-item>
        <text:list-item>
          <text:p text:style-name="P9">Show existing methods and results of their reconstruction</text:p>
        </text:list-item>
        <text:list-item>
          <text:p text:style-name="P9">Explain problems that are introduced by methods</text:p>
        </text:list-item>
        <text:list-item>
          <text:p text:style-name="P9">Show architecture of the developed framework to show how developed algorythms are applied on top of the existing methods</text:p>
          <text:p text:style-name="P10"/>
        </text:list-item>
      </text:list>
      <text:p text:style-name="P4"/>
      <text:p text:style-name="P1">Blur reconstruction method</text:p>
      <text:list xml:id="list2805454900" text:style-name="L3">
        <text:list-item>
          <text:p text:style-name="P11">Express the idea of the reconstruction blur reconstruction</text:p>
        </text:list-item>
        <text:list-item>
          <text:p text:style-name="P11">Show the basic idea of the algorythm</text:p>
        </text:list-item>
        <text:list-item>
          <text:p text:style-name="P11">Exmplain the details of the algorythms</text:p>
        </text:list-item>
        <text:list-item>
          <text:p text:style-name="P11">Show performance analysis results</text:p>
        </text:list-item>
        <text:list-item>
          <text:p text:style-name="P11">Show the reconstruction results itself</text:p>
        </text:list-item>
      </text:list>
      <text:p text:style-name="P5"/>
      <text:p text:style-name="P3">MLS smoothing filter</text:p>
      <text:list xml:id="list3129656887" text:style-name="L4">
        <text:list-item>
          <text:p text:style-name="P12">Small introduction into MLS</text:p>
        </text:list-item>
        <text:list-item>
          <text:p text:style-name="P12">Express idea on how to apply MLS on top of the signed scalar field</text:p>
        </text:list-item>
        <text:list-item>
          <text:p text:style-name="P12">Introduce methods algorythms</text:p>
          <text:list>
            <text:list-item>
              <text:p text:style-name="P12">Basic idea</text:p>
            </text:list-item>
            <text:list-item>
              <text:p text:style-name="P12">Samples discovery</text:p>
            </text:list-item>
            <text:list-item>
              <text:p text:style-name="P12">Algorythm optimisations</text:p>
            </text:list-item>
            <text:list-item>
              <text:p text:style-name="P12">Influence of iterations and effects</text:p>
            </text:list-item>
          </text:list>
        </text:list-item>
        <text:list-item>
          <text:p text:style-name="P12">Show results of Performance analysis depending on parameters</text:p>
        </text:list-item>
      </text:list>
      <text:p text:style-name="P5"/>
      <text:p text:style-name="P3">Conclusions</text:p>
      <text:list xml:id="list356473381" text:style-name="L5">
        <text:list-item>
          <text:p text:style-name="P13">Explain Pros and Cons of the algorythms</text:p>
        </text:list-item>
        <text:list-item>
          <text:p text:style-name="P13">Introduce a future work</text:p>
        </text:list-item>
      </text:list>
      <text:p text:style-name="P5"/>
      <text:p text:style-name="P5"/>
      <text:p text:style-name="P7"/>
      <text:p text:style-name="P6">SLIDES TEXT</text:p>
      <text:p text:style-name="P5"/>
      <text:list xml:id="list62202880089257" text:continue-numbering="true" text:style-name="L5">
        <text:list-item>
          <text:list>
            <text:list-item>
              <text:p text:style-name="P14">These dayes fluid animation is used in a wide range of areas e.g. in the gamedev, film industry, <text:s/>scientific researches, engineering, etc, thus there is a demand for a high quality and realistic simulation of liquids.</text:p>
            </text:list-item>
            <text:list-item>
              <text:p text:style-name="P20"><text:span text:style-name="T2">T</text:span><text:span text:style-name="T3">here are two mainly known techniques of fluid simulation: Eulerian methods (based on a statically defined grids on which all governing equations are qpplied) and Lagrangian methods (based on particles and their properties). The latter approach (also called SPH – smoothed particle hydrodinamics) gains more and more popularity novadayes due to its simplicity of understanding and implementation, and for the possibilities to generate realistic simulations. Lagrangian methods don’t have fixed domain restrictions, are able to reconstruct real life fluid scenarios and can be applied in different other areas e.g. simulation of sand, smoke, multiphase fluids combined with the rigid bod</text:span><text:span text:style-name="T4">ies</text:span><text:span text:style-name="T3"> resulting in large realistic scenes.</text:span></text:p>
            </text:list-item>
            <text:list-item>
              <text:p text:style-name="P15">The typical result of the simulation is a set of particles displaced in the space of the scene, however, this is not what is expected to receive as a rendering output. The final result should be a continuous fluid surface, that is represented in terms of triangular mesh (or other type of a mesh that can be rendered by a graphics software with application of different rendering functions, BRDF’s, ray-trasing). The set of particles should be converted into a mesh that represents a surface of the fluid – this process is called a surface extraction.</text:p>
            </text:list-item>
            <text:list-item>
              <text:p text:style-name="P20"><text:span text:style-name="T6">The main task of the surface extraction is given a set of particles to extract a triangular mesh from </text:span><text:span text:style-name="T5">their</text:span><text:span text:style-name="T6"> displacement so that the mesh is accurately wraps around the SPH particles representing a fluid </text:span><text:span text:style-name="T5">surface</text:span><text:span text:style-name="T6">. Usually </text:span><text:span text:style-name="T5">this process</text:span><text:span text:style-name="T6"> is not a part of the simulation and can be performed in parallel </text:span><text:span text:style-name="T5">(e.g. after 1-st simulatin frame is ready surface extraction can be performed on it in parallel to 2-nd frames simulation)</text:span><text:span text:style-name="T6">.</text:span></text:p>
            </text:list-item>
            <text:list-item>
              <text:p text:style-name="P21"><text:span text:style-name="T6">H</text:span><text:span text:style-name="T5">owever, the main problem of all existing methods that are able to extract fluid surface from simulation frame is its inability to extract smooth surfaces in places where it is needed. This problem arises from the different </text:span><text:span text:style-name="T7">reasons mostly based on the </text:span><text:span text:style-name="T18">approximate</text:span><text:span text:style-name="T7"> nature of the argorythms used </text:span><text:span text:style-name="T18">dor</text:span><text:span text:style-name="T7"> surface extraction, </text:span></text:p>
            </text:list-item>
            <text:list-item>
              <text:p text:style-name="P22"><text:span text:style-name="T8">but</text:span><text:span text:style-name="T7"> </text:span><text:span text:style-name="T8">o</text:span><text:span text:style-name="T7">ne of the most contributing reason is a discretness of the simulation </text:span><text:span text:style-name="T9">itself</text:span><text:span text:style-name="T7"> and as a result irregular displacement of particles along the fluid surface. </text:span><text:span text:style-name="T19">As further wil be shown , nonstatic nature of Lagrangian methods can lead to areas with dence particles displacements in one areas and small number of particles in other areas near the liquids surface, which is contradicting to a static nature of surface extraction using Marching cubes algorythm and contributes to a .</text:span></text:p>
            </text:list-item>
            <text:list-item>
              <text:p text:style-name="P23"><text:span text:style-name="T10">The issue can be reduced in terms of scaling the resolution of the simulation, however, this implies large performance penalties as far as in general surface extraction complexity depends cubically on the </text:span><text:span text:style-name="T11">resolution</text:span><text:span text:style-name="T10">. </text:span><text:span text:style-name="T12">Nevertheless, changin a resolution of a simulation </text:span><text:span text:style-name="T15">is not</text:span><text:span text:style-name="T12"> </text:span><text:span text:style-name="T15">always an acceptable solution and does not</text:span><text:span text:style-name="T12"> guarantee the </text:span><text:span text:style-name="T15">q</text:span><text:span text:style-name="T12">uality of </text:span><text:span text:style-name="T15">the final </text:span><text:span text:style-name="T12">surface smootheness. </text:span><text:span text:style-name="T15">In some cases </text:span><text:span text:style-name="T12">surfaces will still contain small frequence </text:span><text:span text:style-name="T13">bum</text:span><text:span text:style-name="T14">p</text:span><text:span text:style-name="T13">s.</text:span></text:p>
            </text:list-item>
            <text:list-item>
              <text:p text:style-name="P33"><text:span text:style-name="T13">T</text:span><text:span text:style-name="T1">hus in this work 2 methods are introduced which tries to solve these problems. The fundamental idea of this methods is to smooth out the scalar signed field</text:span><text:span text:style-name="T16">s which defines existance of a fluid in space and which are finally used in the Marching Cubes algorythm </text:span><text:span text:style-name="T17">to</text:span><text:span text:style-name="T16"> extract surface mesh from a 3D grid.</text:span><text:span text:style-name="T1"> </text:span></text:p>
            </text:list-item>
            <text:list-item>
              <text:p text:style-name="P16">However, smoothing surface in terms of fluid simulation is a chalenging task as far as the general requirement is that small features and high curvature areas should be preserved to save detailes that are produced by SPH simulation scenarios.</text:p>
            </text:list-item>
            <text:list-item>
              <text:p text:style-name="P24"><text:soft-page-break/><text:span text:style-name="T20">This dayes topic of SPH surface extraction and generating smooth surface was reffered in multiple works. In general all methods are based on 2 fundamental concepts. </text:span><text:span text:style-name="T21">First one are s</text:span><text:span text:style-name="T20">calar signed fields on a statically defined grids (also reffered as a Signed Distance Fields (SDF)). </text:span><text:span text:style-name="T21">This scalar fields in 3d space define the inner and outer surface areas in terms of signedness of the </text:span><text:span text:style-name="T22">area</text:span><text:span text:style-name="T21">. E.g. the areas that are inside the fluid are positive, and areas that are outside the fluid are negative valued. The fluid surface </text:span><text:span text:style-name="T22">assumed to be</text:span><text:span text:style-name="T21"> exctly on the border between the outer and inner areas of the SDF’s. This fact is exploited in the Marching cubes algorythm. </text:span></text:p>
            </text:list-item>
            <text:list-item>
              <text:p text:style-name="P24"><text:span text:style-name="T22">The area that is observed by surface extraction algorythm is split into a finit number of cells. Different approaches exists that uses different splitting algorythm to optimise calculations and reduce the number of cells without sacrefising the the details, but in most cases uniform splitting over a fixed area is used. The area (for 3D space </text:span><text:span text:style-name="T24">volume area is ment</text:span><text:span text:style-name="T22">) is split into finit number of cells. </text:span><text:span text:style-name="T23">Each cell in forms 4 vertices (8 for 3d case). </text:span><text:span text:style-name="T24">After some computations e</text:span><text:span text:style-name="T23">ach vertex represents a SDF value for a point </text:span><text:span text:style-name="T25">in the area</text:span><text:span text:style-name="T23">.</text:span><text:span text:style-name="T22"> </text:span><text:span text:style-name="T25">When the procedure of computation of SDF is finished </text:span><text:span text:style-name="T20">Marching </text:span><text:span text:style-name="T25">C</text:span><text:span text:style-name="T20">ubes algorythm </text:span><text:span text:style-name="T23">is applied </text:span><text:span text:style-name="T25">to detect cells that contains 0-level intersections and compute mesh vertices</text:span><text:span text:style-name="T23">. </text:span><text:span text:style-name="T25">The resulting mesh is a 3D surface mesh</text:span></text:p>
            </text:list-item>
            <text:list-item>
              <text:p text:style-name="P25"><text:span text:style-name="T25">Existing reconstruction methods mainly differ in a way the SDF is computed. One of the first methods proposed by Blinn uses the electron density function to compute an SDF. The main disadvantage of such an SDF is that it is not able to generate flat surfaces, especially for particle sets with sharp features. Müller et. al. In </text:span><text:span text:style-name="T26">their</text:span><text:span text:style-name="T25"> work [Mül03a] proposed to use weighted density particle information for to extract SPH iso-surface. This method produces relatively smooth surfaces, but in terms of removing significant amount of details. Another </text:span><text:span text:style-name="T26">approach</text:span><text:span text:style-name="T25"> was </text:span><text:span text:style-name="T26">proposed </text:span><text:span text:style-name="T25">by Zhu and Bridson ([Zhu05]). The method constructs the SDF based only on the geometry information of the SPH particle set. </text:span><text:span text:style-name="T26">T</text:span><text:span text:style-name="T25">he method has a known artifact near the concave regions due to nonuniform decay of the the weighted sum of neighbor SPH particle positions. </text:span><text:span text:style-name="T26">This artifacts was reffered in the work of Solenthaler et.al. and new solution was proposed by applying distance decay function. The <text:s/>distance decay function implies computation of eigenvalues for each grid vertex, thus this approach is computationally intensive.</text:span></text:p>
            </text:list-item>
            <text:list-item>
              <text:p text:style-name="P17">However most of this methods are prone to generating bumpy surfaces for the areas with irregular displaced particles and there is no way to configure smootheness of a surface.</text:p>
            </text:list-item>
            <text:list-item>
              <text:p text:style-name="P26"><text:span text:style-name="T27">The state of the art method that is capable to generate smooth surfaces was proposed by Yu. and Turk. The idea is to use apply a Principle component analysis to determine displacement of a fluid particles </text:span><text:span text:style-name="T28">w.r.t. the grid and apply</text:span><text:span text:style-name="T27"> anisotropic kernels instead of generally used isotropic. However, this approach requires computation Eigen values and eigen vectors for each fluid particle and is still not capable of parametrysing smootheness of the resulting surface. </text:span></text:p>
            </text:list-item>
            <text:list-item>
              <text:p text:style-name="P26"><text:span text:style-name="T29">Smoothing algorithms, proposed in this thesis are designed in the way that they can be applied to </text:span><text:span text:style-name="T30">every</text:span><text:span text:style-name="T29"> reconstruction </text:span><text:span text:style-name="T30">approach that uses concept of Marching Cubes on top of the SDF</text:span><text:span text:style-name="T29">. </text:span><text:span text:style-name="T31">The main requirements for a smoothing algorythms are: small computational overhead (it should be possible to massively paralelis the algorythm on cluster or even GPGPU’s) </text:span><text:span text:style-name="T32">and highly configurable in terms of smoothing capabilities</text:span><text:span text:style-name="T31">.</text:span></text:p>
            </text:list-item>
            <text:list-item>
              <text:p text:style-name="P27"><text:span text:style-name="T33">First method was inspired by general purpose blur </text:span><text:span text:style-name="T48">algorythms</text:span><text:span text:style-name="T33"> </text:span><text:span text:style-name="T48">which are</text:span><text:span text:style-name="T33"> widely used in computer grapphics image processing </text:span><text:span text:style-name="T34">for handling aliasing problems and smoothing out </text:span><text:span text:style-name="T49">filter out </text:span><text:span text:style-name="T34">digital images</text:span><text:span text:style-name="T33">. The idea of blur algorythm can be explained as an application of simple 3-dimentional concolution kernel on a 3d-grid, which represents a SDF. Each kernel value should be multiplied with a grid vertex, and the resulting values of the local neighborhood to which kernel is applied should be summed up. </text:span><text:span text:style-name="T34"><text:s/></text:span><text:span text:style-name="T35">For simplicity of implementation and increas impact of SDF smoothing over the neighborhood it was </text:span><text:soft-page-break/><text:span text:style-name="T35">desided to use </text:span><text:span text:style-name="T49">box</text:span><text:span text:style-name="T35"> kernel, which collects values over the neighborhood, computes average SDF</text:span><text:span text:style-name="T34"> </text:span><text:span text:style-name="T35">and assigns it to a refference vertex </text:span><text:span text:style-name="T49">of the SDF</text:span><text:span text:style-name="T35">. </text:span></text:p>
            </text:list-item>
            <text:list-item>
              <text:p text:style-name="P27"><text:span text:style-name="T34">To identify </text:span><text:span text:style-name="T35">smoothing strength</text:span><text:span text:style-name="T34"> </text:span><text:span text:style-name="T62">kernel size</text:span><text:span text:style-name="T34"> </text:span><text:span text:style-name="T50">and offset </text:span><text:span text:style-name="T34">can be configured </text:span><text:span text:style-name="T35">to increase an area from which sdf sample values should be picked</text:span><text:span text:style-name="T34">. However, expanding krenel size influences on the </text:span><text:span text:style-name="T62">algorythms complexity cubically</text:span><text:span text:style-name="T34">, thus to expand the area on which new blurred SDF value will be computed </text:span><text:span text:style-name="T62">kernel offset</text:span><text:span text:style-name="T34"> can be used. Kernel offset picks up samples from the neighborhood, in the meantime ignoring some neighbors within a offset step value. Warying kernel offset helps to configure the </text:span><text:span text:style-name="T62">size of the area</text:span><text:span text:style-name="T34"> on which SDF value for blur will be picked up in the meantime keeping number of samples constant, thus blur algorythm depending on kernel </text:span><text:span text:style-name="T36">offset</text:span><text:span text:style-name="T34"> has </text:span><text:span text:style-name="T62">constant complexity</text:span><text:span text:style-name="T34">.</text:span></text:p>
            </text:list-item>
            <text:list-item>
              <text:p text:style-name="P28"><text:span text:style-name="T34">However, using the</text:span><text:span text:style-name="T62"> full neighborhood</text:span><text:span text:style-name="T34"> within the kernelSize and kernelOffset is </text:span><text:span text:style-name="T62">not </text:span><text:span text:style-name="T63">required</text:span><text:span text:style-name="T34"> for SDF </text:span><text:span text:style-name="T37">smoothing </text:span><text:span text:style-name="T38">and, </text:span><text:span text:style-name="T39">moreover, </text:span><text:span text:style-name="T64">can introduce artifacts</text:span><text:span text:style-name="T39"> on the reconstructed surface mesh</text:span><text:span text:style-name="T34">. </text:span></text:p>
            </text:list-item>
            <text:list-item>
              <text:p text:style-name="P28"><text:span text:style-name="T34">As soon as </text:span><text:span text:style-name="T62">smoothing aims to remove bumps</text:span><text:span text:style-name="T34"> in the flat surface areas, </text:span><text:span text:style-name="T50">during the blur operation</text:span><text:span text:style-name="T34"> it is more practical to take into account level set vertices, </text:span><text:span text:style-name="T38">which lie on the isosurface of the SDF</text:span><text:span text:style-name="T34">. </text:span><text:span text:style-name="T39">However, we can only approximately determine the direction of the normal of the surface, which identifies the isosurface in the local neighborhood. To detect the normal of the iso-surface in local neighborhood gradients of SDF are computed and normalised for each SDF vertex. This is a normal of the neighborhod. Then blur smoothing algorythm computes all neighbors for the refference vertex </text:span><text:span text:style-name="T40">not taking into account SDF vertices that are too far away from the refference one in the direction to the iso-surface normal in the refference point</text:span><text:span text:style-name="T39">. </text:span><text:span text:style-name="T45">In this theses kernel depth identifies a fraction of a kernel in the direction of the normal to the iso-surface which will be clipped.</text:span></text:p>
            </text:list-item>
            <text:list-item>
              <text:p text:style-name="P29"><text:span text:style-name="T39">A</text:span><text:span text:style-name="T42">nother problem that was faced during application of blur to the level set for smoothing a small frequence bumbs on flat surface areas was smoothing of sharp features and thin areas of fluid due where SPH model has a small set of particles. Application of blur in this area could smooth out the SDF and destroy surface mesh in this areas. To handle this problem smoothing factor is computed, which identifies the fraction of blurred SDF and old SDF for a vertice of interest. </text:span><text:span text:style-name="T41">The smoothing factor is computed based on the number of SPH particles in the neighborhood of the SDF grid vertices and can be determined as a function that limits to 1 if </text:span><text:span text:style-name="T44">total volume of neighboring particles to the sdf vertex grid limits to the support volume of the SDF vertex</text:span><text:span text:style-name="T41">. </text:span><text:span text:style-name="T43">The important assumption is weack compressibility of </text:span><text:span text:style-name="T44">simulated fluid</text:span><text:span text:style-name="T43">.</text:span></text:p>
            </text:list-item>
            <text:list-item>
              <text:p text:style-name="P34"><text:span text:style-name="T43">A</text:span><text:span text:style-name="T1">t the end the sdf blur can be applied iteratively. The more iterations are applied to the smoother resulting surface is. </text:span><text:span text:style-name="T45">In general it can be prooved that N iterations of blur filter over the SDF grid with 3x3 box kernel is equivalent to 1 iteration of NxN gaussian kernel. Iterative approach provides a possibility to flexibly configure a smoothing strength, in the meantime, is more flexible than increasing a kernel size for increasing smoothing strength.</text:span></text:p>
            </text:list-item>
            <text:list-item>
              <text:p text:style-name="P18">Tunning parameters for blur smoothing method requires additional efforts. Failing to correctly identify parameters configuration can lead to fluid surface oversmoothing, destruction of sharp features <text:s/>or even bring artifacts on the reconstructed surface mesh. After research it was decided, that the most applicable configuration of previously defined parameters is to use statically defined KS=1, KO=0, KD=0.5 and depending on required smoothing strength, performance configure number of iterations and smoothing factor.</text:p>
            </text:list-item>
            <text:list-item>
              <text:p text:style-name="P19">As a result the method is able to filter the SDF so that the small frequence bumbs on the reconstructed surface is removed preserving sharp features of the simulated fluid. Some videos are presented (Double dam break)</text:p>
            </text:list-item>
            <text:list-item>
              <text:p text:style-name="P19"><text:soft-page-break/>Video with fluid splash. <text:span text:style-name="T51">This scenarios shows the possibility of the filter to smooth out small frequence bumbs on the flat surface areas, preserving sharp features of fluid surface. </text:span></text:p>
            </text:list-item>
            <text:list-item>
              <text:p text:style-name="P30"><text:span text:style-name="T46">The second method is based on the Mooving Least Squares technique, </text:span><text:span text:style-name="T47">which is widely used </text:span><text:span text:style-name="T52">in curve fitting and numerical solutions of partial differential equations.</text:span><text:span text:style-name="T54"> In industry in is widely used for surface reconstruction from point clouds, since the sensor data, received after scanning different objects usually contains noise. Thus MLS is applied to relocate points in <text:s/>point cloud so that they are fitted to some algebraic surface (for example sphere) in a local </text:span><text:span text:style-name="T55">neighborhood.</text:span></text:p>
            </text:list-item>
            <text:list-item>
              <text:p text:style-name="P35"><text:span text:style-name="T53">However, in case of our study the MLS approximation is ment to be used for smoothing the signed scalar field, which directly doesn’t represent a point cloud which represents a surface that is to be smoothed. In our case 3d scalar field is given, which identifies inner and outer areas of a fluid. </text:span><text:span text:style-name="T56">The idea of application the MLS in this work is not to correct displacement of a final mesh points to fit some algebraic surface but, given a signed scalar field to correct the distances to a fluid surface, which are represented as SDF values, thus smoothing the SDF, at the surface mesh extraction, produces smooth fluid surface meshes preserving liquid details.</text:span></text:p>
            </text:list-item>
            <text:list-item>
              <text:p text:style-name="P31"><text:span text:style-name="T57">In reality SDF generated for SPH simulation scenarios </text:span><text:span text:style-name="T56">doesn’t represent an actual distance to the surface, but just an approximation of the distance, which is more approximate in the neighborhood of the 0-level iso-surface, but does not define the distance to the surface in the areas </text:span><text:span text:style-name="T57">far avay from the fluid</text:span><text:span text:style-name="T56">. </text:span><text:span text:style-name="T57">Thus smoothing is MLS approximation is meaningfull in the areas of SDF, where 0-level iso-surface is presented. </text:span></text:p>
              <text:list>
                <text:list-item>
                  <text:p text:style-name="P31"><text:span text:style-name="T56">The first phase of the MLS smoothing algorithm is to extract a SDF vertices that are in the neighborhood to a 0-level </text:span><text:span text:style-name="T58">iso-surface</text:span><text:span text:style-name="T56">. </text:span></text:p>
                </text:list-item>
                <text:list-item>
                  <text:p text:style-name="P36"><text:span text:style-name="T56">T</text:span><text:span text:style-name="T53">he second step is to subdivide the 0-level set into the clusters, which represents the local neighborhood of the 0-level </text:span><text:span text:style-name="T58">iso-surface</text:span><text:span text:style-name="T53">.</text:span></text:p>
                </text:list-item>
                <text:list-item>
                  <text:p text:style-name="P37">Compute MLS approximations for each clusters</text:p>
                </text:list-item>
                <text:list-item>
                  <text:p text:style-name="P37">Based on MLS approximations compute new SDF for a 0-level set vertices. As far as each vertex will have multiple MLS surface approximations as far as clusters should overlap the average the final SDF is an average among all SDF approximation for a point.</text:p>
                </text:list-item>
              </text:list>
            </text:list-item>
            <text:list-item>
              <text:p text:style-name="P32"><text:span text:style-name="T59">For each vertex in 0-level intersection vertex-set, clusters are computed. The clusters are a set of neighbor vertices to currently </text:span><text:span text:style-name="T61">observerd one</text:span><text:span text:style-name="T59">, </text:span><text:span text:style-name="T61">which is</text:span><text:span text:style-name="T59"> picked from the 0-level intersection vertices set. An important role in the MLS approximation playes a number of samples in a cluster. The more samples in the cluster the more smoothing will be applied to the vertices, e.g. the larger will be SDF value shift. In the curvy areas with large amount of small details it is not appropriate, as a general rule of thumb, the more curvy and detailed surface in the area of interest the fewer samples should be used for MLS approximation. </text:span><text:span text:style-name="T60">Thus the size of a cluster is varies depending on a surface curvature in the area.</text:span></text:p>
            </text:list-item>
          </text:list>
          <text:p text:style-name="P37"/>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06:35:18.364700383</meta:creation-date>
    <dc:date>2021-05-19T09:21:16.875507055</dc:date>
    <meta:editing-duration>PT8H26M24S</meta:editing-duration>
    <meta:editing-cycles>34</meta:editing-cycles>
    <meta:generator>LibreOffice/6.4.6.2$Linux_X86_64 LibreOffice_project/40$Build-2</meta:generator>
    <meta:document-statistic meta:table-count="0" meta:image-count="0" meta:object-count="0" meta:page-count="5" meta:paragraph-count="61" meta:word-count="2641" meta:character-count="16082" meta:non-whitespace-character-count="13540"/>
  </office:meta>
</office:document-meta>
</file>